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EÑALOZA AYCA GISSELA ANTONIA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CQ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EÑALOZA AYCA GISSELA ANTONIA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JAUREGUI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6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26T16:11:1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